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 style:font-pitch="variable"/>
    <style:font-face style:name="Hanken Grotesk" svg:font-family="'Hanken Grotesk'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0cb189" officeooo:paragraph-rsid="000cb189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7pt" officeooo:rsid="000cb189" officeooo:paragraph-rsid="000cb189" style:font-size-asian="7pt" style:font-size-complex="7pt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0pt" officeooo:rsid="000dc41e" officeooo:paragraph-rsid="000dc41e" style:font-size-asian="10pt" style:font-size-complex="10pt"/>
    </style:style>
    <style:style style:name="T1" style:family="text">
      <style:text-properties fo:color="#6796e6" loext:opacity="100%"/>
    </style:style>
    <style:style style:name="T2" style:family="text">
      <style:text-properties fo:color="#569cd6" loext:opacity="100%" fo:font-weight="bold"/>
    </style:style>
    <style:style style:name="T3" style:family="text">
      <style:text-properties fo:font-variant="normal" fo:text-transform="none" fo:color="#0f172a" loext:opacity="100%" style:font-name="Hanken Grotesk" fo:font-size="12pt" fo:letter-spacing="normal" fo:font-style="normal" fo:font-weight="normal"/>
    </style:style>
    <style:style style:name="T4" style:family="text">
      <style:text-properties fo:font-variant="normal" fo:text-transform="none" fo:color="#0f172a" loext:opacity="100%" style:font-name="Hanken Grotesk" fo:font-size="7pt" fo:letter-spacing="normal" fo:font-style="normal" fo:font-weight="normal" style:font-size-asian="7pt" style:font-size-complex="7pt"/>
    </style:style>
    <style:style style:name="T5" style:family="text">
      <style:text-properties fo:font-variant="normal" fo:text-transform="none" fo:color="#0f172a" loext:opacity="100%" style:font-name="Hanken Grotesk" fo:letter-spacing="normal" fo:font-style="normal" fo:font-weight="normal"/>
    </style:style>
    <style:style style:name="T6" style:family="text">
      <style:text-properties fo:font-variant="normal" fo:text-transform="none" fo:color="#0f172a" loext:opacity="100%" fo:letter-spacing="normal"/>
    </style:style>
    <style:style style:name="T7" style:family="text">
      <style:text-properties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raphql Questions</text:p>
      <text:p text:style-name="Text_20_body">----------------------</text:p>
      <text:p text:style-name="Text_20_body"/>
      <text:p text:style-name="Text_20_body"><text:span text:style-name="T1">1.</text:span> <text:span text:style-name="T2">**Question: What is GraphQL, and how does it differ from traditional RESTful APIs?**</text:span></text:p>
      <text:p text:style-name="Text_20_body"><text:span text:style-name="T1">-</text:span> Answer: GraphQL provides a flexible alternative to traditional RESTful APIs, allowing clients to request precisely the data they need.</text:p>
      <text:p text:style-name="Text_20_body"/>
      <text:p text:style-name="Text_20_body"><text:span text:style-name="T1">2.</text:span> <text:span text:style-name="T2">**Question: Can you explain the benefits of using GraphQL in the context of Magento?**</text:span></text:p>
      <text:p text:style-name="Text_20_body"><text:span text:style-name="T1">-</text:span> Answer: Using GraphQL in Magento allows for more efficient data retrieval and reduces over-fetching, leading to improved performance.</text:p>
      <text:p text:style-name="Text_20_body"/>
      <text:p text:style-name="Text_20_body"><text:span text:style-name="T1">3.</text:span> <text:span text:style-name="T2">**Question: Have you worked on integrating GraphQL with Magento? If so, what challenges did you face and how did you address them?**</text:span></text:p>
      <text:p text:style-name="Text_20_body"><text:span text:style-name="T1">-</text:span> Answer: Integrating GraphQL with Magento can present challenges such as schema design and performance optimization, which can be addressed by closely aligning the GraphQL schema with Magento’s data structures.</text:p>
      <text:p text:style-name="Text_20_body"/>
      <text:p text:style-name="Text_20_body"><text:span text:style-name="T1">4.</text:span> <text:span text:style-name="T2">**Question: What are the key advantages of using GraphQL for querying and manipulating data in a Magento application?**</text:span></text:p>
      <text:p text:style-name="Text_20_body"><text:span text:style-name="T1">-</text:span> Answer: The key advantages of using GraphQL include precise data fetching, reduced network overhead, and the flexibility to request specific data shapes based on client requirements.</text:p>
      <text:p text:style-name="Text_20_body"/>
      <text:p text:style-name="Text_20_body"><text:span text:style-name="T1">5.</text:span> <text:span text:style-name="T2">**Question: How do you define a GraphQL schema for Magento and its entities, such as products, categories, and customers?**</text:span></text:p>
      <text:p text:style-name="Text_20_body"><text:span text:style-name="T1">-</text:span> Answer: In Magento, a GraphQL schema is defined by specifying types and their fields, such as products, categories, and customers, and defining the relationships between them.</text:p>
      <text:p text:style-name="P1"><text:span text:style-name="T3">Create a </text:span><text:span text:style-name="Source_20_Text"><text:span text:style-name="T7">schema.graphqls</text:span></text:span><text:span text:style-name="T6"> </text:span><text:span text:style-name="T3">file in the </text:span><text:span text:style-name="Source_20_Text"><text:span text:style-name="T7">app/code/VendorName/ModuleName/etc</text:span></text:span><text:span text:style-name="T6"> </text:span><text:span text:style-name="T3">directory of your custom module. </text:span></text:p>
      <text:p text:style-name="P2"><text:span text:style-name="T3">Define the types<text:line-break/></text:span><text:span text:style-name="T4">type Product {</text:span></text:p>
      <text:p text:style-name="P3"><text:span text:style-name="T5"><text:s text:c="2"/>id: ID!</text:span></text:p>
      <text:p text:style-name="P3"><text:span text:style-name="T5"><text:s text:c="2"/>name: String!</text:span></text:p>
      <text:p text:style-name="P3"><text:span text:style-name="T5"><text:s text:c="2"/>description: String</text:span></text:p>
      <text:p text:style-name="P3"><text:span text:style-name="T5"><text:s text:c="2"/>price: Float!</text:span></text:p>
      <text:p text:style-name="P3"><text:span text:style-name="T5"><text:s text:c="2"/>category: Category</text:span></text:p>
      <text:p text:style-name="P3"><text:span text:style-name="T5">}</text:span></text:p>
      <text:p text:style-name="P3"><text:span text:style-name="T5"/></text:p>
      <text:p text:style-name="P3"><text:span text:style-name="T5">type Category {</text:span></text:p>
      <text:p text:style-name="P3"><text:soft-page-break/><text:span text:style-name="T5"><text:s text:c="2"/>id: ID!</text:span></text:p>
      <text:p text:style-name="P3"><text:span text:style-name="T5"><text:s text:c="2"/>name: String!</text:span></text:p>
      <text:p text:style-name="P3"><text:span text:style-name="T5"><text:s text:c="2"/>products: [Product]</text:span></text:p>
      <text:p text:style-name="P3"><text:span text:style-name="T5">}</text:span></text:p>
      <text:p text:style-name="P3"><text:span text:style-name="T5"/></text:p>
      <text:p text:style-name="P3"><text:span text:style-name="T5">type Customer {</text:span></text:p>
      <text:p text:style-name="P3"><text:span text:style-name="T5"><text:s text:c="2"/>id: ID!</text:span></text:p>
      <text:p text:style-name="P3"><text:span text:style-name="T5"><text:s text:c="2"/>firstName: String!</text:span></text:p>
      <text:p text:style-name="P3"><text:span text:style-name="T5"><text:s text:c="2"/>lastName: String!</text:span></text:p>
      <text:p text:style-name="P3"><text:span text:style-name="T5"><text:s text:c="2"/>email: String!</text:span></text:p>
      <text:p text:style-name="P3"><text:span text:style-name="T5"><text:s text:c="2"/>orders: [Order]</text:span></text:p>
      <text:p text:style-name="P3"><text:span text:style-name="T5">}</text:span></text:p>
      <text:p text:style-name="P3"><text:span text:style-name="T5"/></text:p>
      <text:p text:style-name="P3"><text:span text:style-name="T5">type Order {</text:span></text:p>
      <text:p text:style-name="P3"><text:span text:style-name="T5"><text:s text:c="2"/>id: ID!</text:span></text:p>
      <text:p text:style-name="P3"><text:span text:style-name="T5"><text:s text:c="2"/>date: String!</text:span></text:p>
      <text:p text:style-name="P3"><text:span text:style-name="T5"><text:s text:c="2"/>total: Float!</text:span></text:p>
      <text:p text:style-name="P3"><text:span text:style-name="T5"><text:s text:c="2"/>products: [Product]</text:span></text:p>
      <text:p text:style-name="P3"><text:span text:style-name="T5">}</text:span></text:p>
      <text:p text:style-name="P3"><text:span text:style-name="T5"/></text:p>
      <text:p text:style-name="P3"><text:span text:style-name="T5">type Query {</text:span></text:p>
      <text:p text:style-name="P3"><text:span text:style-name="T5"><text:s text:c="2"/>product(id: ID!): Product</text:span></text:p>
      <text:p text:style-name="P3"><text:span text:style-name="T5"><text:s text:c="2"/>products: [Product]</text:span></text:p>
      <text:p text:style-name="P3"><text:span text:style-name="T5"><text:s text:c="2"/>category(id: ID!): Category</text:span></text:p>
      <text:p text:style-name="P3"><text:span text:style-name="T5"><text:s text:c="2"/>categories: [Category]</text:span></text:p>
      <text:p text:style-name="P3"><text:span text:style-name="T5"><text:s text:c="2"/>customer(id: ID!): Customer</text:span></text:p>
      <text:p text:style-name="P3"><text:span text:style-name="T5"><text:s text:c="2"/>customers: [Customer]</text:span></text:p>
      <text:p text:style-name="P3"><text:span text:style-name="T5">}</text:span></text:p>
      <text:p text:style-name="P4"><text:span text:style-name="T5">Then Create a Resolver class then check Graphql working or not</text:span></text:p>
      <text:p text:style-name="Text_20_body"><text:span text:style-name="T1">6.</text:span> <text:span text:style-name="T2">**Question: Discuss the process of designing types, fields, and relationships in a GraphQL schema for Magento.**</text:span></text:p>
      <text:p text:style-name="Text_20_body"><text:span text:style-name="T1">-</text:span> Answer: The process involves designing types for different Magento entities, their fields and relationships in the schema.</text:p>
      <text:p text:style-name="Text_20_body"/>
      <text:p text:style-name="Text_20_body"><text:span text:style-name="T1">7.</text:span> <text:span text:style-name="T2">**Question: How can GraphQL be utilized in Magento frontend development, for example, in headless or decoupled architectures?**</text:span></text:p>
      <text:p text:style-name="Text_20_body"><text:span text:style-name="T1">-</text:span> Answer: GraphQL can be utilized in Magento frontend development for headless or decoupled architectures, enabling efficient data retrieval and tailored data responses.</text:p>
      <text:p text:style-name="Text_20_body"/>
      <text:p text:style-name="Text_20_body"><text:span text:style-name="T1">8.</text:span> <text:span text:style-name="T2">**Question: Have you implemented GraphQL queries in Magento storefronts, and if so, what were the benefits compared to traditional REST APIs?**</text:span></text:p>
      <text:p text:style-name="Text_20_body"><text:soft-page-break/><text:span text:style-name="T1">-</text:span> Answer: Implementing GraphQL queries in Magento storefront can lead to reduced network payloads and improved flexibility in data retrieval compared to traditional REST APIs.</text:p>
      <text:p text:style-name="Text_20_body"/>
      <text:p text:style-name="Text_20_body"><text:span text:style-name="T1">9.</text:span> <text:span text:style-name="T2">**Question: What strategies can you employ to optimize data fetching and minimize over-fetching in GraphQL queries in a Magento environment?**</text:span></text:p>
      <text:p text:style-name="Text_20_body"><text:span text:style-name="T1">-</text:span> Answer: Optimizing data fetching in GraphQL queries in Magento involves utilizing query batching, pagination, selective field fetching to minimize data transfer.</text:p>
      <text:p text:style-name="Text_20_body"/>
      <text:p text:style-name="Text_20_body"><text:span text:style-name="T1">10.</text:span> <text:span text:style-name="T2">**Question: How can caching techniques be utilized effectively with GraphQL in a Magento application?**</text:span></text:p>
      <text:p text:style-name="Text_20_body"><text:span text:style-name="T1">-</text:span> Answer: Caching techniques, such as query caching and result caching, can be effectively utilized with GraphQL in Magento to improve performance by reducing redundant data fetching.</text:p>
      <text:p text:style-name="Text_20_body"/>
      <text:p text:style-name="Text_20_body"><text:span text:style-name="T1">11.</text:span> <text:span text:style-name="T2">**Question: Explain the process of handling authentication and authorization in GraphQL queries and mutations within a Magento context.**</text:span></text:p>
      <text:p text:style-name="Text_20_body"><text:span text:style-name="T1">-</text:span> Answer: Authentication and authorization in GraphQL queries and mutations in Magento involve leveraging Magento’s authentication mechanisms and role-based permissions to ensure secure data access.</text:p>
      <text:p text:style-name="Text_20_body"/>
      <text:p text:style-name="Text_20_body"><text:span text:style-name="T1">12.</text:span> <text:span text:style-name="T2">**Question: How do you manage user permissions and access control when using GraphQL in Magento?**</text:span></text:p>
      <text:p text:style-name="Text_20_body"><text:span text:style-name="T1">-</text:span> Answer: User permissions and access control when using GraphQL in Magento are managed through the application of appropriate roles and permissions within the Magento system.</text:p>
      <text:p text:style-name="Text_20_body"/>
      <text:p text:style-name="Text_20_body"><text:span text:style-name="T1">13.</text:span> <text:span text:style-name="T2">**Question: What are the best practices for handling errors and input validation in GraphQL queries and mutations in Magento applications?**</text:span></text:p>
      <text:p text:style-name="Text_20_body"><text:span text:style-name="T1">-</text:span> Answer: Best practices for error handling and input validation in GraphQL queries and mutations in Magento include using GraphQL-specific error types and defining input validation rules.</text:p>
      <text:p text:style-name="Text_20_body"/>
      <text:p text:style-name="Text_20_body"><text:span text:style-name="T1">14.</text:span> <text:span text:style-name="T2">**Question: How can partial failures be handled within complex GraphQL queries in a Magento environment?**</text:span></text:p>
      <text:p text:style-name="Text_20_body"><text:span text:style-name="T1">-</text:span> Answer: Partial failures within complex GraphQL queries in a Magento environment are handled by implementing proper error handling and partial results where applicable.</text:p>
      <text:p text:style-name="Text_20_body"/>
      <text:p text:style-name="Text_20_body"><text:span text:style-name="T1">15.</text:span> <text:span text:style-name="T2">**Question: What tools and libraries have you used for working with GraphQL in the Magento ecosystem?**</text:span></text:p>
      <text:p text:style-name="Text_20_body"><text:soft-page-break/><text:span text:style-name="T1">-</text:span> Answer: Tools and libraries such as Apollo Client and GraphQL Playground are commonly used for working with GraphQL in the Magento ecosystem.</text:p>
      <text:p text:style-name="Text_20_body"/>
      <text:p text:style-name="Text_20_body"><text:span text:style-name="T1">16.</text:span> <text:span text:style-name="T2">**Question: Have you utilized tools for testing and documenting GraphQL APIs in Magento, and if so, what were your experiences with them?**</text:span></text:p>
      <text:p text:style-name="Text_20_body"><text:span text:style-name="T1">-</text:span> Answer: Utilizing tools for testing and documenting GraphQL APIs in Magento, such as Postman and GraphQL Inspector, provides efficient API testing and comprehensive documentation support.</text:p>
      <text:p text:style-name="Text_20_body"/>
      <text:p text:style-name="Text_20_body"><text:span text:style-name="T1">17.</text:span> <text:span text:style-name="T2">**Question: Can you provide examples of how you have used GraphQL to address specific business requirements or challenges in Magento development?**</text:span></text:p>
      <text:p text:style-name="Text_20_body"><text:span text:style-name="T1">-</text:span> Answer: An example of using GraphQL to address a specific business requirement in Magento could be implementing a product filtering and sorting functionality in the frontend using GraphQL queries.</text:p>
      <text:p text:style-name="Text_20_body"/>
      <text:p text:style-name="Text_20_body"><text:span text:style-name="T1">18.</text:span> <text:span text:style-name="T2">**Question: What were some of the most interesting or complex use cases where you found GraphQL particularly beneficial in a Magento project?**</text:span></text:p>
      <text:p text:style-name="Text_20_body"><text:span text:style-name="T1">-</text:span> Answer: Using GraphQL for implementing product recommendations based on user behavior could be an interesting and complex use case where GraphQL is particularly beneficial in a Magento project.</text:p>
      <text:p text:style-name="Text_20_body"/>
      <text:p text:style-name="Text_20_body">These question and answer combinations cover various aspects of GraphQL in the context of Magento, including its benefits, implementation, schema design 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 style:font-pitch="variable"/>
    <style:font-face style:name="Hanken Grotesk" svg:font-family="'Hanken Grotesk'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1:08:57.245638779</meta:creation-date>
    <dc:date>2024-01-19T11:51:51.390709713</dc:date>
    <meta:editing-duration>PT2M4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74" meta:word-count="908" meta:character-count="6228" meta:non-whitespace-character-count="5346"/>
  </office:meta>
</office:document-meta>
</file>